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37f" officeooo:paragraph-rsid="0011d37f"/>
    </style:style>
    <style:style style:name="P2" style:family="paragraph" style:parent-style-name="Standard">
      <style:text-properties officeooo:rsid="0011d37f" officeooo:paragraph-rsid="0011d37f"/>
    </style:style>
    <style:style style:name="P3" style:family="paragraph" style:parent-style-name="Standard">
      <style:text-properties officeooo:rsid="0012ecbd" officeooo:paragraph-rsid="0012ec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erminal</text:p>
      <text:p text:style-name="P1"/>
      <text:p text:style-name="P1">export TURTLEBOT3_MODEL=burger</text:p>
      <text:p text:style-name="P1">ros2 launch gazebo_ros gazebo.launch.py world:=/home/gozde/Masaüstü/pist.world</text:p>
      <text:p text:style-name="P1"/>
      <text:p text:style-name="P1"/>
      <text:p text:style-name="P1"/>
      <text:p text:style-name="P1">2. terminal</text:p>
      <text:p text:style-name="P1"/>
      <text:p text:style-name="P1"/>
      <text:p text:style-name="P1">export TURTLEBOT3_MODEL=burger</text:p>
      <text:p text:style-name="P1">ros2 launch turtlebot3_gazebo robot_state_publisher.launch.py use_sim_time:=True</text:p>
      <text:p text:style-name="P1"/>
      <text:p text:style-name="P1">3. terminal</text:p>
      <text:p text:style-name="P1"/>
      <text:p text:style-name="P1">export TURTLEBOT3_MODEL=burger</text:p>
      <text:p text:style-name="P1">ros2 launch turtlebot3_navigation2 navigation2.launch.py use_sim_time:=True map:=/home/gozde/yarisma_pisti.yaml</text:p>
      <text:p text:style-name="P1"/>
      <text:p text:style-name="P1"/>
      <text:p text:style-name="P3">4. terminal</text:p>
      <text:p text:style-name="P3"/>
      <text:p text:style-name="P3">cd <text:s text:c="3"/>(kendi engel_tespiti.py yolun)</text:p>
      <text:p text:style-name="P3">python3 engel_tespit.py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21:02:38.856846212</meta:creation-date>
    <dc:date>2026-03-05T22:50:46.357202538</dc:date>
    <meta:editing-duration>PT3M1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36" meta:character-count="462" meta:non-whitespace-character-count="435"/>
  </office:meta>
</office:document-meta>
</file>